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fab" officeooo:paragraph-rsid="00118fab"/>
    </style:style>
    <style:style style:name="P2" style:family="paragraph" style:parent-style-name="Standard">
      <style:text-properties officeooo:rsid="00130581" officeooo:paragraph-rsid="00130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推特上一个小哥说</text:p>
      <text:p text:style-name="P1"><text:tab/>每当他觉得被生活辜负了，第二天就会在口袋里找到亿美元，当他把这件事当成怪谈告诉他的父母时，他们说“每当发现你难过时，你妹妹就会放一美元到你的口袋，为了让你振作起来。”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0:50:25.369225198</meta:creation-date>
    <dc:date>2018-11-14T20:52:34.516248891</dc:date>
    <meta:editing-duration>PT2M9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" meta:word-count="92" meta:character-count="95" meta:non-whitespace-character-count="93"/>
  </office:meta>
</office:document-meta>
</file>